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, sans-serif"/>
    <style:font-face style:name="Google Sans" svg:font-family="'Google Sans', arial, sans-serif"/>
    <style:font-face style:name="JetBrains Mono2" svg:font-family="'JetBrains Mono', monospace"/>
    <style:font-face style:name="Verdana" svg:font-family="Verdana, Helvetica, sans-serif"/>
    <style:font-face style:name="inherit" svg:font-family="inherit"/>
    <style:font-face style:name="monospace" svg:font-family="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nux Biolinum G" svg:font-family="'Linux Biolinum G'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JetBrains Mono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mk" fo:country="MK" officeooo:rsid="0012a310" officeooo:paragraph-rsid="0014cb1a"/>
    </style:style>
    <style:style style:name="P2" style:family="paragraph" style:parent-style-name="Standard">
      <style:paragraph-properties fo:line-height="100%" fo:text-align="start" style:justify-single-word="false"/>
      <style:text-properties fo:language="mk" fo:country="MK" officeooo:rsid="0014cb1a" officeooo:paragraph-rsid="0014cb1a"/>
    </style:style>
    <style:style style:name="P3" style:family="paragraph" style:parent-style-name="Standard">
      <style:paragraph-properties fo:line-height="100%" fo:text-align="start" style:justify-single-word="false"/>
      <style:text-properties fo:language="mk" fo:country="MK" officeooo:rsid="00166e69" officeooo:paragraph-rsid="00166e69"/>
    </style:style>
    <style:style style:name="P4" style:family="paragraph" style:parent-style-name="Standard">
      <style:text-properties fo:language="mk" fo:country="MK" officeooo:rsid="001e02b4" officeooo:paragraph-rsid="001e02b4"/>
    </style:style>
    <style:style style:name="P5" style:family="paragraph" style:parent-style-name="Standard">
      <style:text-properties fo:language="mk" fo:country="MK" officeooo:rsid="001e44f8" officeooo:paragraph-rsid="001e44f8"/>
    </style:style>
    <style:style style:name="P6" style:family="paragraph" style:parent-style-name="Standard">
      <style:text-properties fo:language="mk" fo:country="MK" officeooo:rsid="002225fc" officeooo:paragraph-rsid="002225fc"/>
    </style:style>
    <style:style style:name="P7" style:family="paragraph" style:parent-style-name="Standard">
      <style:text-properties fo:language="mk" fo:country="MK" officeooo:rsid="00235887" officeooo:paragraph-rsid="00235887"/>
    </style:style>
    <style:style style:name="P8" style:family="paragraph" style:parent-style-name="Standard">
      <style:text-properties fo:language="mk" fo:country="MK" officeooo:rsid="00241b6f" officeooo:paragraph-rsid="00241b6f"/>
    </style:style>
    <style:style style:name="P9" style:family="paragraph" style:parent-style-name="Standard">
      <style:text-properties style:font-name="Arial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fo:font-size="18pt" fo:font-weight="bold" officeooo:rsid="000b75dd" officeooo:paragraph-rsid="000b75d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" fo:font-size="18pt" fo:language="mk" fo:country="MK" fo:font-weight="bold" officeooo:rsid="000b75dd" officeooo:paragraph-rsid="000b75d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style:font-name="Arial" fo:font-size="12pt" fo:language="mk" fo:country="MK" fo:font-weight="normal" officeooo:rsid="000b75dd" officeooo:paragraph-rsid="000b75d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Arial" fo:font-size="12pt" fo:language="mk" fo:country="MK" fo:font-weight="normal" officeooo:rsid="000b75dd" officeooo:paragraph-rsid="000e997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Arial" fo:font-size="12pt" fo:language="mk" fo:country="MK" fo:font-weight="normal" officeooo:rsid="000baeb7" officeooo:paragraph-rsid="000baeb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Arial" fo:font-size="12pt" fo:language="mk" fo:country="MK" fo:font-weight="normal" officeooo:rsid="000baeb7" officeooo:paragraph-rsid="000d0a9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Arial" fo:font-size="12pt" fo:language="mk" fo:country="MK" fo:font-weight="normal" officeooo:rsid="000e9977" officeooo:paragraph-rsid="000e997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Arial" fo:font-size="12pt" fo:language="mk" fo:country="MK" fo:font-weight="normal" officeooo:rsid="002174b8" officeooo:paragraph-rsid="002174b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Arial" fo:font-size="12pt" fo:language="mk" fo:country="MK" fo:font-weight="normal" officeooo:rsid="00241b6f" officeooo:paragraph-rsid="000baeb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style:font-name="Arial" fo:font-size="12pt" fo:language="mk" fo:country="MK" fo:font-weight="bold" officeooo:rsid="000baeb7" officeooo:paragraph-rsid="000baeb7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line-height="100%" fo:text-align="start" style:justify-single-word="false"/>
      <style:text-properties officeooo:paragraph-rsid="0015c101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0170486"/>
    </style:style>
    <style:style style:name="P22" style:family="paragraph" style:parent-style-name="Standard">
      <style:paragraph-properties fo:line-height="100%" fo:text-align="start" style:justify-single-word="false"/>
      <style:text-properties officeooo:paragraph-rsid="0019be52"/>
    </style:style>
    <style:style style:name="P23" style:family="paragraph" style:parent-style-name="Standard">
      <style:paragraph-properties fo:line-height="100%" fo:text-align="start" style:justify-single-word="false"/>
      <style:text-properties officeooo:paragraph-rsid="00287ae0"/>
    </style:style>
    <style:style style:name="P24" style:family="paragraph" style:parent-style-name="Standard">
      <style:paragraph-properties fo:line-height="100%" fo:text-align="start" style:justify-single-word="false"/>
      <style:text-properties officeooo:rsid="0019be52" officeooo:paragraph-rsid="0019be52"/>
    </style:style>
    <style:style style:name="P25" style:family="paragraph" style:parent-style-name="Standard">
      <style:paragraph-properties fo:line-height="100%" fo:text-align="start" style:justify-single-word="false"/>
      <style:text-properties officeooo:rsid="001b567c" officeooo:paragraph-rsid="001c6c29"/>
    </style:style>
    <style:style style:name="P26" style:family="paragraph" style:parent-style-name="Standard">
      <style:text-properties officeooo:paragraph-rsid="001e02b4"/>
    </style:style>
    <style:style style:name="P27" style:family="paragraph" style:parent-style-name="Standard">
      <style:text-properties officeooo:rsid="001e02b4" officeooo:paragraph-rsid="001e02b4"/>
    </style:style>
    <style:style style:name="P28" style:family="paragraph" style:parent-style-name="Standard">
      <style:text-properties officeooo:paragraph-rsid="00211f4e"/>
    </style:style>
    <style:style style:name="P29" style:family="paragraph" style:parent-style-name="Standard">
      <style:text-properties officeooo:rsid="002174b8" officeooo:paragraph-rsid="002174b8"/>
    </style:style>
    <style:style style:name="P30" style:family="paragraph" style:parent-style-name="Standard">
      <style:paragraph-properties fo:line-height="100%" fo:text-align="start" style:justify-single-word="false"/>
      <style:text-properties officeooo:rsid="0025e590" officeooo:paragraph-rsid="00287ae0"/>
    </style:style>
    <style:style style:name="P31" style:family="paragraph" style:parent-style-name="Standard">
      <style:text-properties officeooo:paragraph-rsid="0029a393"/>
    </style:style>
    <style:style style:name="P32" style:family="paragraph" style:parent-style-name="Standard">
      <style:text-properties officeooo:rsid="002b13d3" officeooo:paragraph-rsid="002b13d3"/>
    </style:style>
    <style:style style:name="P33" style:family="paragraph" style:parent-style-name="Standard">
      <style:text-properties officeooo:rsid="002b3238" officeooo:paragraph-rsid="002b3238"/>
    </style:style>
    <style:style style:name="P34" style:family="paragraph" style:parent-style-name="Standard">
      <style:text-properties officeooo:paragraph-rsid="002b323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aeb7"/>
    </style:style>
    <style:style style:name="T3" style:family="text">
      <style:text-properties fo:language="en" fo:country="US" officeooo:rsid="000d0a98"/>
    </style:style>
    <style:style style:name="T4" style:family="text">
      <style:text-properties fo:language="en" fo:country="US" officeooo:rsid="000e9977"/>
    </style:style>
    <style:style style:name="T5" style:family="text">
      <style:text-properties fo:language="en" fo:country="US" officeooo:rsid="00241b6f"/>
    </style:style>
    <style:style style:name="T6" style:family="text">
      <style:text-properties fo:language="en" fo:country="US" officeooo:rsid="002b3238"/>
    </style:style>
    <style:style style:name="T7" style:family="text">
      <style:text-properties officeooo:rsid="000baeb7"/>
    </style:style>
    <style:style style:name="T8" style:family="text">
      <style:text-properties fo:language="mk" fo:country="MK"/>
    </style:style>
    <style:style style:name="T9" style:family="text">
      <style:text-properties fo:language="mk" fo:country="MK" officeooo:rsid="0015c101"/>
    </style:style>
    <style:style style:name="T10" style:family="text">
      <style:text-properties fo:language="mk" fo:country="MK" officeooo:rsid="0029a393"/>
    </style:style>
    <style:style style:name="T11" style:family="text">
      <style:text-properties fo:language="mk" fo:country="MK" officeooo:rsid="002b323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d0a98"/>
    </style:style>
    <style:style style:name="T14" style:family="text">
      <style:text-properties officeooo:rsid="000e9977"/>
    </style:style>
    <style:style style:name="T15" style:family="text">
      <style:text-properties style:font-name="Arial"/>
    </style:style>
    <style:style style:name="T16" style:family="text">
      <style:text-properties style:font-name="Arial" fo:font-size="12pt" fo:language="mk" fo:country="MK" fo:font-weight="normal" style:font-size-asian="10.5pt" style:font-weight-asian="normal" style:font-size-complex="12pt" style:font-weight-complex="normal"/>
    </style:style>
    <style:style style:name="T17" style:family="text">
      <style:text-properties style:font-name="Arial" fo:font-size="12pt" fo:language="mk" fo:country="MK" fo:font-weight="normal" officeooo:rsid="000e9977" style:font-size-asian="10.5pt" style:font-weight-asian="normal" style:font-size-complex="12pt" style:font-weight-complex="normal"/>
    </style:style>
    <style:style style:name="T18" style:family="text">
      <style:text-properties style:font-name="Arial" fo:font-size="12pt" fo:language="mk" fo:country="MK" fo:font-weight="normal" officeooo:rsid="000f749c" style:font-size-asian="10.5pt" style:font-weight-asian="normal" style:font-size-complex="12pt" style:font-weight-complex="normal"/>
    </style:style>
    <style:style style:name="T19" style:family="text">
      <style:text-properties style:font-name="Arial" fo:font-size="12pt" fo:language="mk" fo:country="MK" fo:font-weight="normal" officeooo:rsid="0011251a" style:font-size-asian="10.5pt" style:font-weight-asian="normal" style:font-size-complex="12pt" style:font-weight-complex="normal"/>
    </style:style>
    <style:style style:name="T20" style:family="text">
      <style:text-properties style:font-name="Arial" fo:font-size="12pt" fo:language="mk" fo:country="MK" fo:font-weight="normal" officeooo:rsid="0015c101" style:font-size-asian="10.5pt" style:font-weight-asian="normal" style:font-size-complex="12pt" style:font-weight-complex="normal"/>
    </style:style>
    <style:style style:name="T21" style:family="text">
      <style:text-properties style:font-name="Arial" fo:font-size="12pt" fo:language="mk" fo:country="MK" fo:font-weight="normal" officeooo:rsid="00170486" style:font-size-asian="10.5pt" style:font-weight-asian="normal" style:font-size-complex="12pt" style:font-weight-complex="normal"/>
    </style:style>
    <style:style style:name="T22" style:family="text">
      <style:text-properties style:font-name="Arial" fo:font-size="12pt" fo:language="mk" fo:country="MK" fo:font-weight="normal" officeooo:rsid="00166e69" style:font-size-asian="10.5pt" style:font-weight-asian="normal" style:font-size-complex="12pt" style:font-weight-complex="normal"/>
    </style:style>
    <style:style style:name="T23" style:family="text">
      <style:text-properties style:font-name="Arial" fo:font-size="12pt" fo:language="mk" fo:country="MK" fo:font-weight="normal" officeooo:rsid="00182c0c" style:font-size-asian="10.5pt" style:font-weight-asian="normal" style:font-size-complex="12pt" style:font-weight-complex="normal"/>
    </style:style>
    <style:style style:name="T24" style:family="text">
      <style:text-properties style:font-name="Arial" fo:font-size="12pt" fo:language="mk" fo:country="MK" fo:font-weight="normal" officeooo:rsid="0019bda4" style:font-size-asian="10.5pt" style:font-weight-asian="normal" style:font-size-complex="12pt" style:font-weight-complex="normal"/>
    </style:style>
    <style:style style:name="T25" style:family="text">
      <style:text-properties style:font-name="Arial" fo:font-size="12pt" fo:language="mk" fo:country="MK" fo:font-weight="normal" officeooo:rsid="0019be52" style:font-size-asian="10.5pt" style:font-weight-asian="normal" style:font-size-complex="12pt" style:font-weight-complex="normal"/>
    </style:style>
    <style:style style:name="T26" style:family="text">
      <style:text-properties style:font-name="Arial" fo:font-size="12pt" fo:language="mk" fo:country="MK" fo:font-weight="normal" officeooo:rsid="001b567c" style:font-size-asian="10.5pt" style:font-weight-asian="normal" style:font-size-complex="12pt" style:font-weight-complex="normal"/>
    </style:style>
    <style:style style:name="T27" style:family="text">
      <style:text-properties style:font-name="Arial" fo:font-size="12pt" fo:language="mk" fo:country="MK" fo:font-weight="normal" officeooo:rsid="001c6c29" style:font-size-asian="10.5pt" style:font-weight-asian="normal" style:font-size-complex="12pt" style:font-weight-complex="normal"/>
    </style:style>
    <style:style style:name="T28" style:family="text">
      <style:text-properties style:font-name="Arial" fo:font-size="12pt" fo:language="mk" fo:country="MK" fo:font-weight="normal" officeooo:rsid="001c7bd1" style:font-size-asian="10.5pt" style:font-weight-asian="normal" style:font-size-complex="12pt" style:font-weight-complex="normal"/>
    </style:style>
    <style:style style:name="T29" style:family="text">
      <style:text-properties style:font-name="Arial" fo:font-size="12pt" fo:language="mk" fo:country="MK" fo:font-weight="normal" officeooo:rsid="00241b6f" style:font-size-asian="10.5pt" style:font-weight-asian="normal" style:font-size-complex="12pt" style:font-weight-complex="normal"/>
    </style:style>
    <style:style style:name="T30" style:family="text">
      <style:text-properties style:font-name="Arial" fo:font-size="12pt" fo:language="mk" fo:country="MK" fo:font-weight="normal" officeooo:rsid="0025e590" style:font-size-asian="10.5pt" style:font-weight-asian="normal" style:font-size-complex="12pt" style:font-weight-complex="normal"/>
    </style:style>
    <style:style style:name="T31" style:family="text">
      <style:text-properties style:font-name="Arial" fo:font-size="12pt" fo:language="mk" fo:country="MK" fo:font-weight="normal" officeooo:rsid="001c7bd1"/>
    </style:style>
    <style:style style:name="T32" style:family="text">
      <style:text-properties style:font-name="Arial" fo:font-size="12pt" fo:language="mk" fo:country="MK" fo:font-weight="normal" officeooo:rsid="001e02b4"/>
    </style:style>
    <style:style style:name="T33" style:family="text">
      <style:text-properties style:font-name="Arial" fo:font-size="12pt" fo:language="mk" fo:country="MK" fo:font-weight="normal" officeooo:rsid="001e02b4" style:font-weight-asian="normal" style:font-weight-complex="normal"/>
    </style:style>
    <style:style style:name="T34" style:family="text">
      <style:text-properties style:font-name="Arial" fo:font-size="12pt" fo:language="mk" fo:country="MK" fo:font-weight="normal" officeooo:rsid="001c7bd1" style:font-weight-asian="normal" style:font-weight-complex="normal"/>
    </style:style>
    <style:style style:name="T35" style:family="text">
      <style:text-properties style:font-name="Arial" fo:font-size="12pt" fo:language="mk" fo:country="MK" fo:font-weight="normal" officeooo:rsid="001e44f8" style:font-weight-asian="normal" style:font-weight-complex="normal"/>
    </style:style>
    <style:style style:name="T36" style:family="text">
      <style:text-properties style:font-name="Arial" fo:font-size="12pt" fo:language="mk" fo:country="MK" fo:font-weight="normal" officeooo:rsid="001f4398" style:font-weight-asian="normal" style:font-weight-complex="normal"/>
    </style:style>
    <style:style style:name="T37" style:family="text">
      <style:text-properties style:font-name="Arial" fo:font-size="12pt" fo:language="mk" fo:country="MK" fo:font-weight="normal" officeooo:rsid="00211f4e" style:font-weight-asian="normal" style:font-weight-complex="normal"/>
    </style:style>
    <style:style style:name="T38" style:family="text">
      <style:text-properties style:font-name="Arial" fo:font-size="12pt" fo:language="mk" fo:country="MK" fo:font-weight="normal" officeooo:rsid="00241b6f" style:font-weight-asian="normal" style:font-weight-complex="normal"/>
    </style:style>
    <style:style style:name="T39" style:family="text">
      <style:text-properties style:font-name="Arial" fo:font-size="12pt" fo:language="mk" fo:country="MK" fo:font-weight="bold" officeooo:rsid="000e9977" style:font-size-asian="10.5pt" style:font-weight-asian="bold" style:font-size-complex="12pt" style:font-weight-complex="bold"/>
    </style:style>
    <style:style style:name="T40" style:family="text">
      <style:text-properties style:font-name="Arial" fo:font-size="12pt" fo:language="mk" fo:country="MK" fo:font-weight="bold" officeooo:rsid="0015c101" style:font-size-asian="10.5pt" style:font-weight-asian="bold" style:font-size-complex="12pt" style:font-weight-complex="bold"/>
    </style:style>
    <style:style style:name="T41" style:family="text">
      <style:text-properties style:font-name="Arial" fo:font-size="12pt" fo:language="en" fo:country="US" fo:font-weight="normal" style:font-size-asian="10.5pt" style:font-weight-asian="normal" style:font-size-complex="12pt" style:font-weight-complex="normal"/>
    </style:style>
    <style:style style:name="T42" style:family="text">
      <style:text-properties style:font-name="Arial" fo:font-size="12pt" fo:language="en" fo:country="US" fo:font-weight="normal" officeooo:rsid="000f749c" style:font-size-asian="10.5pt" style:font-weight-asian="normal" style:font-size-complex="12pt" style:font-weight-complex="normal"/>
    </style:style>
    <style:style style:name="T43" style:family="text">
      <style:text-properties style:font-name="Arial" fo:font-size="12pt" fo:language="en" fo:country="US" fo:font-weight="normal" officeooo:rsid="0011251a" style:font-size-asian="10.5pt" style:font-weight-asian="normal" style:font-size-complex="12pt" style:font-weight-complex="normal"/>
    </style:style>
    <style:style style:name="T44" style:family="text">
      <style:text-properties style:font-name="Arial" fo:font-size="12pt" fo:language="en" fo:country="US" fo:font-weight="normal" officeooo:rsid="00145729" style:font-size-asian="10.5pt" style:font-weight-asian="normal" style:font-size-complex="12pt" style:font-weight-complex="normal"/>
    </style:style>
    <style:style style:name="T45" style:family="text">
      <style:text-properties style:font-name="Arial" fo:font-size="12pt" fo:language="en" fo:country="US" fo:font-weight="normal" officeooo:rsid="0014cb1a" style:font-size-asian="10.5pt" style:font-weight-asian="normal" style:font-size-complex="12pt" style:font-weight-complex="normal"/>
    </style:style>
    <style:style style:name="T46" style:family="text">
      <style:text-properties style:font-name="Arial" fo:font-size="12pt" fo:language="en" fo:country="US" fo:font-weight="normal" officeooo:rsid="0015c101" style:font-size-asian="10.5pt" style:font-weight-asian="normal" style:font-size-complex="12pt" style:font-weight-complex="normal"/>
    </style:style>
    <style:style style:name="T47" style:family="text">
      <style:text-properties style:font-name="Arial" fo:font-size="12pt" fo:language="en" fo:country="US" fo:font-weight="normal" officeooo:rsid="00170486" style:font-size-asian="10.5pt" style:font-weight-asian="normal" style:font-size-complex="12pt" style:font-weight-complex="normal"/>
    </style:style>
    <style:style style:name="T48" style:family="text">
      <style:text-properties style:font-name="Arial" fo:font-size="12pt" fo:language="en" fo:country="US" fo:font-weight="normal" officeooo:rsid="00166e69" style:font-size-asian="10.5pt" style:font-weight-asian="normal" style:font-size-complex="12pt" style:font-weight-complex="normal"/>
    </style:style>
    <style:style style:name="T49" style:family="text">
      <style:text-properties style:font-name="Arial" fo:font-size="12pt" fo:language="en" fo:country="US" fo:font-weight="normal" officeooo:rsid="00182c0c" style:font-size-asian="10.5pt" style:font-weight-asian="normal" style:font-size-complex="12pt" style:font-weight-complex="normal"/>
    </style:style>
    <style:style style:name="T50" style:family="text">
      <style:text-properties style:font-name="Arial" fo:font-size="12pt" fo:language="en" fo:country="US" fo:font-weight="normal" officeooo:rsid="0019bda4" style:font-size-asian="10.5pt" style:font-weight-asian="normal" style:font-size-complex="12pt" style:font-weight-complex="normal"/>
    </style:style>
    <style:style style:name="T51" style:family="text">
      <style:text-properties style:font-name="Arial" fo:font-size="12pt" fo:language="en" fo:country="US" fo:font-weight="normal" officeooo:rsid="0019be52" style:font-size-asian="10.5pt" style:font-weight-asian="normal" style:font-size-complex="12pt" style:font-weight-complex="normal"/>
    </style:style>
    <style:style style:name="T52" style:family="text">
      <style:text-properties style:font-name="Arial" fo:font-size="12pt" fo:language="en" fo:country="US" fo:font-weight="normal" officeooo:rsid="001c6c29" style:font-size-asian="10.5pt" style:font-weight-asian="normal" style:font-size-complex="12pt" style:font-weight-complex="normal"/>
    </style:style>
    <style:style style:name="T53" style:family="text">
      <style:text-properties style:font-name="Arial" fo:font-size="12pt" fo:language="en" fo:country="US" fo:font-weight="normal" officeooo:rsid="001c7bd1" style:font-size-asian="10.5pt" style:font-weight-asian="normal" style:font-size-complex="12pt" style:font-weight-complex="normal"/>
    </style:style>
    <style:style style:name="T54" style:family="text">
      <style:text-properties style:font-name="Arial" fo:font-size="12pt" fo:language="en" fo:country="US" fo:font-weight="normal" officeooo:rsid="001b567c" style:font-size-asian="10.5pt" style:font-weight-asian="normal" style:font-size-complex="12pt" style:font-weight-complex="normal"/>
    </style:style>
    <style:style style:name="T55" style:family="text">
      <style:text-properties style:font-name="Arial" fo:font-size="12pt" fo:language="en" fo:country="US" fo:font-weight="normal" officeooo:rsid="0025e590" style:font-size-asian="10.5pt" style:font-weight-asian="normal" style:font-size-complex="12pt" style:font-weight-complex="normal"/>
    </style:style>
    <style:style style:name="T56" style:family="text">
      <style:text-properties style:font-name="Arial" fo:font-size="12pt" fo:language="en" fo:country="US" fo:font-weight="normal" officeooo:rsid="001c7bd1"/>
    </style:style>
    <style:style style:name="T57" style:family="text">
      <style:text-properties style:font-name="Arial" fo:font-size="12pt" fo:language="en" fo:country="US" fo:font-weight="normal" officeooo:rsid="001e02b4"/>
    </style:style>
    <style:style style:name="T58" style:family="text">
      <style:text-properties style:font-name="Arial" fo:font-size="12pt" fo:language="en" fo:country="US" fo:font-weight="normal" style:font-weight-asian="normal" style:font-weight-complex="normal"/>
    </style:style>
    <style:style style:name="T59" style:family="text">
      <style:text-properties style:font-name="Arial" fo:font-size="12pt" fo:language="en" fo:country="US" fo:font-weight="normal" officeooo:rsid="001c7bd1" style:font-weight-asian="normal" style:font-weight-complex="normal"/>
    </style:style>
    <style:style style:name="T60" style:family="text">
      <style:text-properties style:font-name="Arial" fo:font-size="12pt" fo:language="en" fo:country="US" fo:font-weight="normal" officeooo:rsid="001e02b4" style:font-weight-asian="normal" style:font-weight-complex="normal"/>
    </style:style>
    <style:style style:name="T61" style:family="text">
      <style:text-properties style:font-name="Arial" fo:font-size="12pt" fo:language="en" fo:country="US" fo:font-weight="normal" officeooo:rsid="001e44f8" style:font-weight-asian="normal" style:font-weight-complex="normal"/>
    </style:style>
    <style:style style:name="T62" style:family="text">
      <style:text-properties style:font-name="Arial" fo:font-size="12pt" fo:language="en" fo:country="US" fo:font-weight="normal" officeooo:rsid="001f4398" style:font-weight-asian="normal" style:font-weight-complex="normal"/>
    </style:style>
    <style:style style:name="T63" style:family="text">
      <style:text-properties style:font-name="Arial" fo:font-size="12pt" fo:language="en" fo:country="US" fo:font-weight="normal" officeooo:rsid="00211f4e" style:font-weight-asian="normal" style:font-weight-complex="normal"/>
    </style:style>
    <style:style style:name="T64" style:family="text">
      <style:text-properties style:font-name="Arial" fo:font-size="12pt" fo:language="en" fo:country="US" fo:font-weight="normal" officeooo:rsid="00239e53" style:font-weight-asian="normal" style:font-weight-complex="normal"/>
    </style:style>
    <style:style style:name="T65" style:family="text">
      <style:text-properties style:font-name="Arial" fo:font-size="12pt" fo:language="en" fo:country="US" fo:font-weight="normal" officeooo:rsid="00241b6f" style:font-weight-asian="normal" style:font-weight-complex="normal"/>
    </style:style>
    <style:style style:name="T66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67" style:family="text">
      <style:text-properties style:font-name="Arial" fo:font-size="12pt" fo:font-weight="normal" officeooo:rsid="0011251a" style:font-size-asian="10.5pt" style:font-weight-asian="normal" style:font-size-complex="12pt" style:font-weight-complex="normal"/>
    </style:style>
    <style:style style:name="T68" style:family="text">
      <style:text-properties style:font-name="Arial" fo:font-size="12pt" fo:font-weight="normal" officeooo:rsid="00145729" style:font-size-asian="10.5pt" style:font-weight-asian="normal" style:font-size-complex="12pt" style:font-weight-complex="normal"/>
    </style:style>
    <style:style style:name="T69" style:family="text">
      <style:text-properties style:font-name="Arial" fo:font-size="12pt" fo:font-weight="normal" officeooo:rsid="0014cb1a" style:font-size-asian="10.5pt" style:font-weight-asian="normal" style:font-size-complex="12pt" style:font-weight-complex="normal"/>
    </style:style>
    <style:style style:name="T70" style:family="text">
      <style:text-properties style:font-name="Arial" fo:font-size="12pt" fo:font-weight="normal" style:font-weight-asian="normal" style:font-weight-complex="normal"/>
    </style:style>
    <style:style style:name="T71" style:family="text">
      <style:text-properties style:font-name="Arial" fo:font-size="12pt" fo:font-weight="normal" officeooo:rsid="001e44f8" style:font-weight-asian="normal" style:font-weight-complex="normal"/>
    </style:style>
    <style:style style:name="T72" style:family="text">
      <style:text-properties style:font-name="Arial" fo:font-size="12pt" fo:font-weight="normal" officeooo:rsid="00211f4e" style:font-weight-asian="normal" style:font-weight-complex="normal"/>
    </style:style>
    <style:style style:name="T73" style:family="text">
      <style:text-properties style:font-name="Arial" fo:font-size="12pt" fo:font-weight="normal" officeooo:rsid="00239e53" style:font-weight-asian="normal" style:font-weight-complex="normal"/>
    </style:style>
    <style:style style:name="T74" style:family="text">
      <style:text-properties style:font-name="Arial" fo:font-size="12pt" fo:font-weight="normal" officeooo:rsid="00241b6f" style:font-weight-asian="normal" style:font-weight-complex="normal"/>
    </style:style>
    <style:style style:name="T75" style:family="text">
      <style:text-properties style:font-name="Arial" fo:language="en" fo:country="US"/>
    </style:style>
    <style:style style:name="T76" style:family="text">
      <style:text-properties style:font-name="Arial" fo:language="en" fo:country="US" officeooo:rsid="0011251a"/>
    </style:style>
    <style:style style:name="T77" style:family="text">
      <style:text-properties style:font-name="Arial" fo:language="en" fo:country="US" officeooo:rsid="001c7bd1"/>
    </style:style>
    <style:style style:name="T78" style:family="text">
      <style:text-properties style:font-name="Arial" fo:language="en" fo:country="US" fo:font-style="normal" officeooo:rsid="0025e590" style:font-style-asian="normal" style:font-style-complex="normal"/>
    </style:style>
    <style:style style:name="T79" style:family="text">
      <style:text-properties style:font-name="Arial" fo:language="en" fo:country="US" officeooo:rsid="00287ae0"/>
    </style:style>
    <style:style style:name="T80" style:family="text">
      <style:text-properties style:font-name="Arial" fo:language="en" fo:country="US" officeooo:rsid="002b3238"/>
    </style:style>
    <style:style style:name="T81" style:family="text">
      <style:text-properties style:font-name="Arial" fo:language="mk" fo:country="MK"/>
    </style:style>
    <style:style style:name="T82" style:family="text">
      <style:text-properties style:font-name="Arial" fo:language="mk" fo:country="MK" officeooo:rsid="0015c101"/>
    </style:style>
    <style:style style:name="T83" style:family="text">
      <style:text-properties style:font-name="Arial" fo:language="mk" fo:country="MK" officeooo:rsid="0011251a"/>
    </style:style>
    <style:style style:name="T84" style:family="text">
      <style:text-properties style:font-name="Arial" fo:language="mk" fo:country="MK" officeooo:rsid="001c7bd1"/>
    </style:style>
    <style:style style:name="T85" style:family="text">
      <style:text-properties style:font-name="Arial" fo:language="mk" fo:country="MK" officeooo:rsid="0025e590"/>
    </style:style>
    <style:style style:name="T86" style:family="text">
      <style:text-properties style:font-name="Arial" fo:language="mk" fo:country="MK" fo:font-style="normal" officeooo:rsid="0025e590" style:font-style-asian="normal" style:font-style-complex="normal"/>
    </style:style>
    <style:style style:name="T87" style:family="text">
      <style:text-properties style:font-name="Arial" fo:language="mk" fo:country="MK" officeooo:rsid="0029a393"/>
    </style:style>
    <style:style style:name="T88" style:family="text">
      <style:text-properties style:font-name="Arial" fo:language="mk" fo:country="MK" officeooo:rsid="002b3238"/>
    </style:style>
    <style:style style:name="T89" style:family="text">
      <style:text-properties style:font-name="Arial" officeooo:rsid="001c7bd1"/>
    </style:style>
    <style:style style:name="T90" style:family="text">
      <style:text-properties officeooo:rsid="0015c101"/>
    </style:style>
    <style:style style:name="T91" style:family="text">
      <style:text-properties fo:font-variant="normal" fo:text-transform="none" fo:color="#080808" loext:opacity="100%" style:font-name="Arial" fo:font-size="12pt" fo:language="mk" fo:country="MK" fo:font-style="normal" fo:font-weight="normal" style:font-size-asian="12pt" style:font-style-asian="normal" style:font-weight-asian="normal" style:font-size-complex="12pt"/>
    </style:style>
    <style:style style:name="T92" style:family="text">
      <style:text-properties fo:font-variant="normal" fo:text-transform="none" fo:color="#080808" loext:opacity="100%" style:font-name="Arial" fo:font-size="12pt" fo:language="mk" fo:country="MK" fo:font-style="normal" fo:font-weight="normal" officeooo:rsid="0029a393" style:font-size-asian="12pt" style:font-style-asian="normal" style:font-weight-asian="normal" style:font-size-complex="12pt"/>
    </style:style>
    <style:style style:name="T93" style:family="text">
      <style:text-properties fo:font-variant="normal" fo:text-transform="none" fo:color="#080808" loext:opacity="100%" style:font-name="Arial" fo:font-size="12pt" fo:language="mk" fo:country="MK" fo:font-style="normal" fo:font-weight="normal" officeooo:rsid="002a8350" style:font-size-asian="12pt" style:font-style-asian="normal" style:font-weight-asian="normal" style:font-size-complex="12pt"/>
    </style:style>
    <style:style style:name="T94" style:family="text">
      <style:text-properties fo:font-variant="normal" fo:text-transform="none" fo:color="#080808" loext:opacity="100%" style:font-name="Arial" fo:font-size="12pt" fo:language="mk" fo:country="MK" fo:font-style="normal" fo:font-weight="normal" officeooo:rsid="002b13d3" style:font-size-asian="12pt" style:font-style-asian="normal" style:font-weight-asian="normal" style:font-size-complex="12pt"/>
    </style:style>
    <style:style style:name="T95" style:family="text">
      <style:text-properties fo:font-variant="normal" fo:text-transform="none" fo:color="#080808" loext:opacity="100%" style:font-name="Arial" fo:font-size="12pt" fo:language="en" fo:country="US" fo:font-style="normal" fo:font-weight="normal" officeooo:rsid="002a8350" style:font-size-asian="12pt" style:font-style-asian="normal" style:font-weight-asian="normal" style:font-size-complex="12pt"/>
    </style:style>
    <style:style style:name="T96" style:family="text">
      <style:text-properties fo:font-variant="normal" fo:text-transform="none" fo:color="#080808" loext:opacity="100%" style:font-name="Arial" fo:font-size="12pt" fo:language="en" fo:country="US" fo:font-style="normal" fo:font-weight="normal" officeooo:rsid="002b13d3" style:font-size-asian="12pt" style:font-style-asian="normal" style:font-weight-asian="normal" style:font-size-complex="12pt"/>
    </style:style>
    <style:style style:name="T97" style:family="text">
      <style:text-properties fo:font-variant="normal" fo:text-transform="none" fo:color="#080808" loext:opacity="100%" style:text-line-through-style="none" style:text-line-through-type="none" style:font-name="Arial" fo:font-size="12pt" fo:language="mk" fo:country="MK" fo:font-style="normal" style:text-underline-style="none" fo:font-weight="normal" officeooo:rsid="002b13d3" style:text-blinking="false" style:font-size-asian="12pt" style:font-style-asian="normal" style:font-weight-asian="normal" style:font-size-complex="12pt" loext:padding="0cm" loext:border="none"/>
    </style:style>
    <style:style style:name="T98" style:family="text">
      <style:text-properties fo:font-variant="normal" fo:text-transform="none" fo:color="#080808" loext:opacity="100%" style:text-line-through-style="none" style:text-line-through-type="none" style:font-name="Arial" fo:font-size="12pt" fo:language="mk" fo:country="MK" fo:font-style="normal" style:text-underline-style="none" fo:font-weight="normal" style:text-blinking="false" style:font-size-asian="12pt" style:font-style-asian="normal" style:font-weight-asian="normal" style:font-size-complex="12pt" loext:padding="0cm" loext:border="none"/>
    </style:style>
    <style:style style:name="T99" style:family="text">
      <style:text-properties fo:font-variant="normal" fo:text-transform="none" fo:color="#080808" loext:opacity="100%" style:text-line-through-style="none" style:text-line-through-type="none" style:font-name="Arial" fo:font-size="12pt" fo:language="mk" fo:country="MK" fo:font-style="normal" style:text-underline-style="none" fo:font-weight="normal" officeooo:rsid="002b3238" style:text-blinking="false" style:font-size-asian="12pt" style:font-style-asian="normal" style:font-weight-asian="normal" style:font-size-complex="12pt" loext:padding="0cm" loext:border="none"/>
    </style:style>
    <style:style style:name="T100" style:family="text">
      <style:text-properties fo:font-variant="normal" fo:text-transform="none" fo:color="#080808" loext:opacity="100%" style:text-line-through-style="none" style:text-line-through-type="none" style:font-name="Arial" fo:font-size="12pt" fo:language="en" fo:country="US" fo:font-style="normal" style:text-underline-style="none" fo:font-weight="normal" officeooo:rsid="002b3238" style:text-blinking="false" style:font-size-asian="12pt" style:font-style-asian="normal" style:font-weight-asian="normal" style:font-size-complex="12pt" loext:padding="0cm" loext:border="none"/>
    </style:style>
    <style:style style:name="T101" style:family="text">
      <style:text-properties fo:color="#830091" loext:opacity="100%" style:font-name="JetBrains Mono" fo:font-size="12pt" fo:font-style="normal" fo:font-weight="normal" officeooo:rsid="00211f4e" style:font-size-asian="12pt" style:font-style-asian="normal" style:font-weight-asian="normal" style:font-size-complex="12pt" style:font-weight-complex="normal"/>
    </style:style>
    <style:style style:name="T102" style:family="text">
      <style:text-properties fo:color="#830091" loext:opacity="100%" style:font-name="JetBrains Mono1" fo:font-size="10pt" fo:language="mk" fo:country="MK" fo:font-style="normal" fo:font-weight="normal" officeooo:rsid="0029a393" style:font-size-asian="10pt" style:font-style-asian="normal" style:font-weight-asian="normal"/>
    </style:style>
    <style:style style:name="T103" style:family="text">
      <style:text-properties fo:color="#830091" loext:opacity="100%" style:font-name="JetBrains Mono1" fo:font-size="12pt" fo:language="mk" fo:country="MK" fo:font-style="normal" fo:font-weight="normal" officeooo:rsid="0029a393" style:font-size-asian="12pt" style:font-style-asian="normal" style:font-weight-asian="normal" style:font-size-complex="12pt"/>
    </style:style>
    <style:style style:name="T104" style:family="text">
      <style:text-properties fo:color="#830091" loext:opacity="100%" style:font-name="Arial" fo:font-size="10pt" fo:language="mk" fo:country="MK" fo:font-style="normal" fo:font-weight="normal" officeooo:rsid="0029a393" style:font-size-asian="10pt" style:font-style-asian="normal" style:font-weight-asian="normal"/>
    </style:style>
    <style:style style:name="T105" style:family="text">
      <style:text-properties fo:color="#080808" loext:opacity="100%" style:font-name="JetBrains Mono1" fo:font-size="12pt" fo:font-style="normal" fo:font-weight="normal" style:font-size-asian="12pt" style:font-style-asian="normal" style:font-weight-asian="normal" style:font-size-complex="12pt"/>
    </style:style>
    <style:style style:name="T106" style:family="text">
      <style:text-properties fo:color="#080808" loext:opacity="100%" style:font-name="Arial" fo:font-size="12pt" fo:font-style="normal" fo:font-weight="normal" officeooo:rsid="00211f4e" style:font-size-asian="12pt" style:font-style-asian="normal" style:font-weight-asian="normal" style:font-size-complex="12pt"/>
    </style:style>
    <style:style style:name="T107" style:family="text">
      <style:text-properties fo:color="#080808" loext:opacity="100%" style:font-name="Arial" fo:font-size="12pt" fo:font-style="normal" fo:font-weight="normal" officeooo:rsid="0029a393" style:font-size-asian="12pt" style:font-style-asian="normal" style:font-weight-asian="normal" style:font-size-complex="12pt"/>
    </style:style>
    <style:style style:name="T108" style:family="text">
      <style:text-properties fo:color="#080808" loext:opacity="100%" style:font-name="Arial" fo:font-size="12pt" fo:language="en" fo:country="US" fo:font-style="normal" fo:font-weight="normal" officeooo:rsid="00211f4e" style:font-size-asian="12pt" style:font-style-asian="normal" style:font-weight-asian="normal" style:font-size-complex="12pt"/>
    </style:style>
    <style:style style:name="T109" style:family="text">
      <style:text-properties fo:color="#080808" loext:opacity="100%" style:font-name="Arial" fo:font-size="12pt" fo:language="en" fo:country="US" fo:font-style="normal" fo:font-weight="normal" style:font-size-asian="12pt" style:font-style-asian="normal" style:font-weight-asian="normal" style:font-size-complex="12pt"/>
    </style:style>
    <style:style style:name="T110" style:family="text">
      <style:text-properties fo:color="#080808" loext:opacity="100%" style:font-name="Arial" fo:font-size="12pt" fo:language="en" fo:country="US" fo:font-style="normal" fo:font-weight="normal" officeooo:rsid="0025e590" style:font-size-asian="12pt" style:font-style-asian="normal" style:font-weight-asian="normal" style:font-size-complex="12pt" style:font-style-complex="normal"/>
    </style:style>
    <style:style style:name="T111" style:family="text">
      <style:text-properties fo:color="#080808" loext:opacity="100%" style:font-name="Arial" fo:font-size="12pt" fo:language="en" fo:country="US" fo:font-style="normal" fo:font-weight="normal" officeooo:rsid="00287ae0" style:font-size-asian="12pt" style:font-style-asian="normal" style:font-weight-asian="normal" style:font-size-complex="12pt" style:font-style-complex="normal"/>
    </style:style>
    <style:style style:name="T112" style:family="text">
      <style:text-properties fo:color="#080808" loext:opacity="100%" style:font-name="Arial" fo:font-size="12pt" fo:language="en" fo:country="US" fo:font-style="normal" fo:font-weight="normal" officeooo:rsid="002b3238" style:font-size-asian="12pt" style:font-style-asian="normal" style:font-weight-asian="normal" style:font-size-complex="12pt" style:font-style-complex="normal"/>
    </style:style>
    <style:style style:name="T113" style:family="text">
      <style:text-properties fo:color="#080808" loext:opacity="100%" style:font-name="Arial" fo:font-size="12pt" fo:language="en" fo:country="US" fo:font-style="normal" fo:font-weight="normal" officeooo:rsid="0029a393" style:font-size-asian="12pt" style:font-style-asian="normal" style:font-weight-asian="normal" style:font-size-complex="12pt"/>
    </style:style>
    <style:style style:name="T114" style:family="text">
      <style:text-properties fo:color="#080808" loext:opacity="100%" style:font-name="Arial" fo:font-size="12pt" fo:language="mk" fo:country="MK" fo:font-style="normal" fo:font-weight="normal" officeooo:rsid="00211f4e" style:font-size-asian="12pt" style:font-style-asian="normal" style:font-weight-asian="normal" style:font-size-complex="12pt"/>
    </style:style>
    <style:style style:name="T115" style:family="text">
      <style:text-properties fo:color="#080808" loext:opacity="100%" style:font-name="Arial" fo:font-size="12pt" fo:language="mk" fo:country="MK" fo:font-style="normal" fo:font-weight="normal" officeooo:rsid="002174b8" style:font-size-asian="12pt" style:font-style-asian="normal" style:font-weight-asian="normal" style:font-size-complex="12pt"/>
    </style:style>
    <style:style style:name="T116" style:family="text">
      <style:text-properties fo:color="#080808" loext:opacity="100%" style:font-name="Arial" fo:font-size="12pt" fo:language="mk" fo:country="MK" fo:font-style="normal" fo:font-weight="normal" style:font-size-asian="12pt" style:font-style-asian="normal" style:font-weight-asian="normal" style:font-size-complex="12pt"/>
    </style:style>
    <style:style style:name="T117" style:family="text">
      <style:text-properties fo:color="#080808" loext:opacity="100%" style:font-name="Arial" fo:font-size="12pt" fo:language="mk" fo:country="MK" fo:font-style="normal" fo:font-weight="normal" officeooo:rsid="0025e590" style:font-size-asian="12pt" style:font-style-asian="normal" style:font-weight-asian="normal" style:font-size-complex="12pt" style:font-style-complex="normal"/>
    </style:style>
    <style:style style:name="T118" style:family="text">
      <style:text-properties fo:color="#080808" loext:opacity="100%" style:font-name="Arial" fo:font-size="12pt" fo:language="mk" fo:country="MK" fo:font-style="normal" fo:font-weight="normal" officeooo:rsid="00287ae0" style:font-size-asian="12pt" style:font-style-asian="normal" style:font-weight-asian="normal" style:font-size-complex="12pt" style:font-style-complex="normal"/>
    </style:style>
    <style:style style:name="T119" style:family="text">
      <style:text-properties fo:color="#080808" loext:opacity="100%" style:font-name="Arial" fo:font-size="12pt" fo:language="mk" fo:country="MK" fo:font-style="normal" fo:font-weight="normal" officeooo:rsid="0029a393" style:font-size-asian="12pt" style:font-style-asian="normal" style:font-weight-asian="normal" style:font-size-complex="12pt" style:font-style-complex="normal"/>
    </style:style>
    <style:style style:name="T120" style:family="text">
      <style:text-properties fo:color="#080808" loext:opacity="100%" style:font-name="Arial" fo:font-size="12pt" fo:language="mk" fo:country="MK" fo:font-style="normal" fo:font-weight="normal" officeooo:rsid="002b3238" style:font-size-asian="12pt" style:font-style-asian="normal" style:font-weight-asian="normal" style:font-size-complex="12pt" style:font-style-complex="normal"/>
    </style:style>
    <style:style style:name="T121" style:family="text">
      <style:text-properties fo:color="#080808" loext:opacity="100%" style:font-name="Arial" fo:font-size="12pt" fo:language="mk" fo:country="MK" fo:font-style="normal" fo:font-weight="normal" officeooo:rsid="0029a393" style:font-size-asian="12pt" style:font-style-asian="normal" style:font-weight-asian="normal" style:font-size-complex="12pt"/>
    </style:style>
    <style:style style:name="T122" style:family="text">
      <style:text-properties fo:color="#080808" loext:opacity="100%" style:font-name="Arial" fo:font-size="12pt" fo:language="mk" fo:country="MK" fo:font-style="italic" fo:font-weight="normal" style:font-size-asian="12pt" style:font-style-asian="italic" style:font-weight-asian="normal" style:font-size-complex="12pt"/>
    </style:style>
    <style:style style:name="T123" style:family="text">
      <style:text-properties fo:color="#080808" loext:opacity="100%" style:font-name="Arial" fo:font-size="12pt" fo:language="mk" fo:country="MK" fo:font-style="italic" fo:font-weight="normal" officeooo:rsid="002b3238" style:font-size-asian="12pt" style:font-style-asian="italic" style:font-weight-asian="normal" style:font-size-complex="12pt"/>
    </style:style>
    <style:style style:name="T124" style:family="text">
      <style:text-properties fo:color="#7a7a43" loext:opacity="100%" style:font-name="JetBrains Mono1" fo:font-size="12pt" fo:font-style="normal" fo:font-weight="normal" style:font-size-asian="12pt" style:font-style-asian="normal" style:font-weight-asian="normal" style:font-size-complex="12pt"/>
    </style:style>
    <style:style style:name="T125" style:family="text">
      <style:text-properties fo:color="#248f8f" loext:opacity="100%" style:font-name="JetBrains Mono1" fo:font-size="12pt" fo:font-style="normal" fo:font-weight="normal" style:font-size-asian="12pt" style:font-style-asian="normal" style:font-weight-asian="normal" style:font-size-complex="12pt"/>
    </style:style>
    <style:style style:name="T126" style:family="text">
      <style:text-properties fo:color="#1750eb" loext:opacity="100%" style:font-name="JetBrains Mono1" fo:font-size="12pt" fo:font-style="normal" fo:font-weight="normal" style:font-size-asian="12pt" style:font-style-asian="normal" style:font-weight-asian="normal" style:font-size-complex="12pt"/>
    </style:style>
    <style:style style:name="T127" style:family="text">
      <style:text-properties officeooo:rsid="00241b6f"/>
    </style:style>
    <style:style style:name="T128" style:family="text">
      <style:text-properties fo:color="#871094" loext:opacity="100%" style:font-name="JetBrains Mono1" fo:font-size="12pt" fo:font-style="normal" fo:font-weight="normal" style:font-size-asian="12pt" style:font-style-asian="normal" style:font-weight-asian="normal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Проектна задача по предметот Напреден Веб Дизајн</text:p>
      <text:p text:style-name="P10">Тема: <text:span text:style-name="T1">Food Recipe App</text:span></text:p>
      <text:p text:style-name="P11">Изработила: Мартина Георгиева со бр.Индекс 203008</text:p>
      <text:p text:style-name="P11"/>
      <text:p text:style-name="P13"><text:span text:style-name="T12">Целта</text:span> на овој проект е да се направи апликација на која ќе може да се пребаруваат различни рецепти и истите да можат да се зачувуваат во делот за омилени рецепти. Исто така <text:span text:style-name="T7">има </text:span><text:span text:style-name="T2">chatbot </text:span><text:span text:style-name="T7">кој може да одговори на различни прашања поврзани со храна.</text:span></text:p>
      <text:p text:style-name="P13"><text:span text:style-name="T4">API</text:span><text:span text:style-name="T14"> кое ќе </text:span><text:span text:style-name="T7"><text:s/></text:span><text:span text:style-name="T14">биде користено и од кое ќе се вадат податоците е </text:span><text:a xlink:type="simple" xlink:href="https://spoonacular.com/food-api/" text:style-name="Internet_20_link" text:visited-style-name="Visited_20_Internet_20_Link"><text:span text:style-name="T14">https://spoonacular.com/food-api/</text:span></text:a></text:p>
      <text:p text:style-name="P12"/>
      <text:p text:style-name="P19">Структура на проектот</text:p>
      <text:p text:style-name="P14">Проектот е составен од три фајлови: <text:span text:style-name="T1">index.html, app.js, style.css.</text:span></text:p>
      <text:p text:style-name="P14"><text:span text:style-name="T1"/></text:p>
      <text:p text:style-name="P14"><text:span text:style-name="T1">Index.html </text:span>фајлот е составен од <text:s/><text:span text:style-name="T90">шест</text:span> главни делови:</text:p>
      <text:p text:style-name="P15"><text:tab/>- <text:s/>Навигациски дел</text:p>
      <text:p text:style-name="P15"><text:tab/>- <text:s/><text:span text:style-name="T13">Главен дел во кој е прикажан насловот и дел за брзо пребарување</text:span></text:p>
      <text:p text:style-name="P15"><text:tab/>- <text:s/><text:span text:style-name="T13">Дел за прикажување на резултатите од пребарувањето и копче за прикажување повеќе резултати</text:span></text:p>
      <text:p text:style-name="P15"><text:tab/>- <text:s/><text:span text:style-name="T13">Дел за детален преглед на еден рецепт</text:span> </text:p>
      <text:p text:style-name="P15"><text:tab/>- <text:s/><text:span text:style-name="T13">Дел за зачувување на омилените рецепти</text:span></text:p>
      <text:p text:style-name="P14"><text:span text:style-name="T1"><text:tab/>- <text:s/></text:span><text:span text:style-name="T13">Дел за </text:span><text:span text:style-name="T3">chatbot </text:span><text:span text:style-name="T13">(ко</text:span><text:span text:style-name="T14">м</text:span><text:span text:style-name="T13">уникација и прикажување на резултати)</text:span></text:p>
      <text:p text:style-name="P14"/>
      <text:p text:style-name="P16">На почетокот се прикажани само навигацискиот дел и главниот дел, останатите делови се скриени и не се прикажуваат.</text:p>
      <text:p text:style-name="P17">Навигацискиот дел се сосои од <text:span text:style-name="T1">dropdown </text:span>копче кое овозможува пребарување на рецепти според типот во кој припаѓа истиот, потоа копче за преминување на преглед на фаворити (рецептите кои корисникот ги зачувал како фаворити) и копче за <text:span text:style-name="T1">chatbot </text:span>кој при негово избирање се преминува на делот за комуникација со <text:span text:style-name="T1">chatbot.</text:span></text:p>
      <text:p text:style-name="P16">Овде корисникот има две можни опции за пребарување: </text:p>
      <text:p text:style-name="P20"><text:span text:style-name="T20"><text:tab/></text:span><text:span text:style-name="T17">1.</text:span><text:span text:style-name="T39"> Пребарување според тоа во кој тип спаѓа рецептот</text:span><text:span text:style-name="T17">. Можни опции овде се: доручек, стартер, главно јадење, десерт, салата, закуска.</text:span></text:p>
      <text:p text:style-name="P20"><text:span text:style-name="T20"><text:tab/>2. </text:span><text:span text:style-name="T40">Пребарување според клучен збор.</text:span></text:p>
      <text:p text:style-name="P20"><text:span text:style-name="T40"/></text:p>
      <text:p text:style-name="P20"><text:span text:style-name="T18">Ова се овозможува со тоа што при селектирање на соодветната опција се зема вредноста која е сместена во атрибутот </text:span><text:span text:style-name="T8">‘ </text:span>data-dish-type <text:span text:style-name="T18">’</text:span><text:span text:style-name="T20">(1) или при внесување на клучниот збор се зачувува истиот(2)</text:span><text:span text:style-name="T18"> и се повикува функцијата </text:span><text:span text:style-name="T42">fetchAPI(). </text:span><text:span text:style-name="T18">Оваа функција е асинхрона функција која прави повик кон </text:span><text:span text:style-name="T42">API-</text:span><text:span text:style-name="T18">то и има комплексно пребарување.</text:span><text:span text:style-name="T20">Пребарување според типот на рецептот се прави</text:span><text:span text:style-name="T19"> со тоа што на </text:span><text:span text:style-name="T18"><text:s/></text:span><text:span text:style-name="T42">API-</text:span><text:span text:style-name="T18">то</text:span><text:span text:style-name="T19"> го дадаваме и параметарот</text:span><text:span text:style-name="T43"> type</text:span><text:span text:style-name="T19"> со вредност вредноста која претходно ја земавме од атрибуот </text:span><text:span text:style-name="T81">data-dish-type. </text:span><text:span text:style-name="T82">Пребарување според клучен збор правиме така што</text:span><text:span text:style-name="T9"> </text:span><text:span text:style-name="T19">на </text:span><text:span text:style-name="T18"><text:s/></text:span><text:span text:style-name="T42">API-</text:span><text:span text:style-name="T18">то</text:span><text:span text:style-name="T19"> го дадаваме и параметарот</text:span><text:span text:style-name="T43"> </text:span><text:span text:style-name="T46">query</text:span><text:span text:style-name="T19"> со вредност вредноста која претходно ја </text:span><text:span text:style-name="T20">зачувавме. </text:span><text:span text:style-name="T19"><text:s/></text:span><text:span text:style-name="T83">Правиме </text:span><text:span text:style-name="T76">fetch</text:span><text:span text:style-name="T83"> на </text:span><text:span text:style-name="T18"><text:s/></text:span><text:span text:style-name="T42">API-</text:span><text:span text:style-name="T18">то, </text:span><text:span text:style-name="T19">ги претвараме резултатите во .</text:span><text:span text:style-name="T43">json </text:span><text:span text:style-name="T19">формат и ја повикуваме функцијата </text:span><text:span text:style-name="T43">generateHTML() </text:span><text:span text:style-name="T19">со добиените резултати. Ќе имаме добиено само 10 резултати бидејќи почетните вредности на параметрите </text:span><text:span text:style-name="T43">offset</text:span><text:span text:style-name="T19"> и </text:span><text:span text:style-name="T43">number </text:span><text:span text:style-name="T19">се </text:span><text:span text:style-name="T43">offset=0</text:span><text:span text:style-name="T19"> и <text:s text:c="2"/></text:span><text:span text:style-name="T43">number</text:span><text:span text:style-name="T19">=10.</text:span></text:p>
      <text:p text:style-name="P1"><text:span text:style-name="T67">Ф</text:span><text:span text:style-name="T66">ункцијата <text:s/></text:span><text:span text:style-name="T43">generateHTML</text:span><text:span text:style-name="T66">() прави неколку промени во изгледот апликацијата: позадината ја поставува да биде црна боја, ја трга сликата која беше позадина на </text:span><text:soft-page-break/><text:span text:style-name="T66">почетниот екран, делот за прикажување на резултатите го прави видлив, останатите делови ( детален преглед на рецепт, дел за фаворити и </text:span><text:span text:style-name="T41">chatbot </text:span><text:span text:style-name="T66">делот остануват невидливи). За подобар изглед се додадени некои </text:span><text:span text:style-name="T41">css </text:span><text:span text:style-name="T66">стилови. Резултатите кои се влезен параметар на функцијата </text:span><text:span text:style-name="T68">се мапираат така што за секој еден резултат се креира нов </text:span><text:span text:style-name="T44">div </text:span><text:span text:style-name="T68">елемент кој има слика, наслов, други елементи (дали рецептот е без глутен, колкав</text:span><text:span text:style-name="T44"> <text:s/>health score</text:span><text:span text:style-name="T68"> има рецептот, колку време е потребно да се направи рецептот, дали е вегански, дали е попуварен рецепт) и две копчиња (едно копче за детален преглед на потребните состојќи и инструкциите за подготовка на рецептот и второто копче за зачувување на рецептот во фаворити). Секој овој </text:span><text:span text:style-name="T44">div </text:span><text:span text:style-name="T68">елемент се додава на променливата </text:span><text:span text:style-name="T44">generatedHTML </text:span><text:span text:style-name="T68">и одкако ќе бидат додадени сите елементи од резултатот, </text:span><text:span text:style-name="T69">на делот за прикажување на резултати му се додава </text:span><text:span text:style-name="T45">HTML </text:span><text:span text:style-name="T69">код кој е всушност вредноста на променливата <text:s/></text:span><text:span text:style-name="T44">generatedHTML. </text:span><text:span text:style-name="T69">Со ова се овозможува прикажување на добиените резултати од повикот кон </text:span><text:span text:style-name="T45">API-</text:span><text:span text:style-name="T69">то во формат и начин на кој ние сакаме. </text:span></text:p>
      <text:p text:style-name="P2"><text:span text:style-name="T66">На крајот од резултатите има копче „</text:span><text:span text:style-name="T41">Load More</text:span><text:span text:style-name="T66">“ кое при кликнување на него генерире плус 10 нови рецепти на истиот начин како претходно. Ова е направено со цел да не се прикажуваат многу рецепти одеднаш но на корисникот да му се даде можност да прегледува повеќе рецепти доколку сака.</text:span></text:p>
      <text:p text:style-name="P2"><text:span text:style-name="T66"><text:tab/></text:span></text:p>
      <text:p text:style-name="P3"><text:span text:style-name="T66">Како што спомнавме претходно, секој рецепт има две копчиња: за преглед на рецептот и додавање на истиот во фаворити. </text:span></text:p>
      <text:p text:style-name="P3"><text:span text:style-name="T66"/></text:p>
      <text:p text:style-name="P21"><text:span text:style-name="T22">При селектирање на копчето за преглед на рецептот „</text:span><text:span text:style-name="T48">View Recipe</text:span><text:span text:style-name="T22">“ </text:span><text:span text:style-name="T21">се повикува функцијата <text:s/></text:span><text:span text:style-name="T48">View Recipe</text:span><text:span text:style-name="T21">() која како влезен аргумент го прима </text:span><text:span text:style-name="T47">id-</text:span><text:span text:style-name="T21">то на селектираниот рецепт. Оваа функција извршува го извршува следниот </text:span><text:span text:style-name="T47">API </text:span><text:span text:style-name="T21">повик: </text:span><text:span text:style-name="T15">https://api.spoonacular.com/recipes/{id}/analyzedInstructions </text:span><text:span text:style-name="T21"><text:s/>кој ни враќа детални инструкции за рецептот со соодветниот</text:span><text:span text:style-name="T47"> id </text:span><text:span text:style-name="T21">и потребните состојки. </text:span><text:span text:style-name="T23">Потоа се повикува функцијата </text:span><text:span text:style-name="T49">FetchAPIInfo() </text:span><text:span text:style-name="T23">која како влезни аргументи прима </text:span><text:span text:style-name="T49">api </text:span><text:span text:style-name="T23">и број</text:span><text:span text:style-name="T49"> i </text:span><text:span text:style-name="T23">кој може да биде 1 или 2. Во овој случај за да ни прикаже преглед за рецептот</text:span><text:span text:style-name="T49"> i </text:span><text:span text:style-name="T23">ќе прими вредност 1 и ќе се повика функцијата </text:span><text:span text:style-name="T49">generateHTML2() </text:span><text:span text:style-name="T23">која како влезен аргумент ги прима резултатите вратени од </text:span><text:span text:style-name="T49">API </text:span><text:span text:style-name="T23">повикот во .</text:span><text:span text:style-name="T49">json </text:span><text:span text:style-name="T23">формат.</text:span></text:p>
      <text:p text:style-name="P22"><text:span text:style-name="T23">Функцијата <text:s/></text:span><text:span text:style-name="T49">generateHTML2</text:span><text:span text:style-name="T23">() најпрво го прави видлив делот за детален преглед на рецептот, а сите други останати делови ги прави невидливи. </text:span><text:span text:style-name="T24">Овде имаме три променливи </text:span><text:span text:style-name="T50">ingred, desc</text:span><text:span text:style-name="T24"> и</text:span><text:span text:style-name="T50"> moreHtml </text:span><text:span text:style-name="T24">кои на почетокот се празни стрингови. </text:span><text:span text:style-name="T25">Во променливата </text:span><text:span text:style-name="T51">moreHtml </text:span><text:span text:style-name="T25">се креира посакуваниот изглед односно има наслов, листа со потребните состојки која е поделена во две колони, наслов, инструкции (чекори) за изработка на рецептот. Притоа секоја состојка се доава во променливата <text:s/></text:span><text:span text:style-name="T50">ingred </text:span><text:span text:style-name="T25">и секој чекор за изработка се додава во променливата <text:s/></text:span><text:span text:style-name="T50">desc. </text:span><text:span text:style-name="T25">Доколку на крај некоја е празна, се прикажува текст дека нема пронајдени резултати. </text:span></text:p>
      <text:p text:style-name="P24"><text:span text:style-name="T16">Во горниот лев агол на оваа форма има копче со вредност Х </text:span><text:span text:style-name="T26">со кое се излегува од овој поглед осносно се враќаме на погледод каде се прикажани резултатите.</text:span></text:p>
      <text:p text:style-name="P24"><text:span text:style-name="T26"/></text:p>
      <text:p text:style-name="P26"><text:span text:style-name="T26">При селектирање на копчето “</text:span><text:span text:style-name="T54">Add to Favourite</text:span><text:span text:style-name="T26">„ се повикува функцијата </text:span><text:span text:style-name="T54">AddToFavourite() </text:span><text:span text:style-name="T26">која како влезен аргумент го прима </text:span><text:span text:style-name="T54">id-</text:span><text:span text:style-name="T26">то на рецептот кој сакаме да го додадеме во омилени. Овде ќе ја искористиме променливата </text:span><text:span text:style-name="T54">arrayID </text:span><text:span text:style-name="T26">во која ќе бидат зачувани сите </text:span><text:span text:style-name="T54">id-</text:span><text:span text:style-name="T26">ја на рецепти кои се додадени во омилени. </text:span><text:span text:style-name="T27">Доколку низата е празна тоа значи дека сеуште нема зачувано ниту еден рецепт во фаворити. Во тој случај го додаваме </text:span><text:span text:style-name="T52">id-</text:span><text:span text:style-name="T27">то на рецептот во низата <text:s/></text:span><text:span text:style-name="T54">arrayID </text:span><text:span text:style-name="T28">и го користиме следниот </text:span><text:span text:style-name="T53">API </text:span><text:span text:style-name="T28">повик за резултати: </text:span><text:span text:style-name="T81">GET </text:span><text:a xlink:type="simple" xlink:href="https://api.spoonacular.com/recipes/" text:style-name="Internet_20_link" text:visited-style-name="Visited_20_Internet_20_Link"><text:span text:style-name="T15">https://api.spoonacular.com/recipes/</text:span></text:a><text:span text:style-name="T15">{id}/information </text:span><text:span text:style-name="T89">кој враќа </text:span><text:bookmark text:name="tw-target-text"/><text:span text:style-name="T81">целосни информации за рецепт</text:span><text:span text:style-name="T84">от со соодветното </text:span><text:span text:style-name="T77">id</text:span><text:span text:style-name="T81">, како што се состојки, </text:span><text:span text:style-name="T84">нутритивни вредности</text:span><text:span text:style-name="T81">, исхрана и информации за алергени итн. </text:span><text:span text:style-name="T84">И потоа се повикува функцијата </text:span><text:span text:style-name="T77">FetchAPIInfo</text:span><text:span text:style-name="T84">() со параметри </text:span><text:span text:style-name="T77">api </text:span><text:span text:style-name="T84">и</text:span><text:span text:style-name="T77"> i </text:span><text:span text:style-name="T84">со вредност 2 (со цел да се повика </text:span><text:soft-page-break/><text:span text:style-name="T84">функцијата </text:span><text:span text:style-name="T77">generateHTML3().</text:span><text:span text:style-name="T84">) <text:s/>Во случај да не е празна низата </text:span><text:span text:style-name="T31">arrayID, односно веќе претходно има зачувано некои рецепти во омилени, најпрвин проверуваме дали </text:span><text:span text:style-name="T56">id-</text:span><text:span text:style-name="T31">то на елементот кој сакаме да го додадеме веќе се наоѓа во низата arrayID. Доколку го пронајдеме не се извршува ништо, односно тој елемент </text:span><text:span text:style-name="T32">се наоѓа во омилени. Доколку не се пронајде</text:span><text:span text:style-name="T57"> id-</text:span><text:span text:style-name="T32">то во низата arrayID тоа значи дека тој елемент не е претходно зачуван во омилени и во тој случај го додаваме</text:span><text:span text:style-name="T57"> id-</text:span><text:span text:style-name="T32">то во</text:span><text:span text:style-name="T33"> arrayID и повторно ја повикуваме функцијата</text:span><text:span text:style-name="T60"> FetchAPIInfo()</text:span><text:span text:style-name="T33"> со аргументи</text:span><text:span text:style-name="T60"> api= </text:span><text:span text:style-name="T59"><text:s/></text:span><text:span text:style-name="T34"><text:s/></text:span><text:a xlink:type="simple" xlink:href="https://api.spoonacular.com/recipes/" text:style-name="Internet_20_link" text:visited-style-name="Visited_20_Internet_20_Link">https://api.spoonacular.com/recipes/</text:a><text:span text:style-name="T59">{id}/information </text:span><text:span text:style-name="T33">и променлива </text:span><text:span text:style-name="T60">i=2. </text:span><text:span text:style-name="T35">Ова го правиме со цел да не е можно еден ист рецепт повеќе пати да биде зачуван во делот за фаворити.</text:span></text:p>
      <text:p text:style-name="P27"><text:span text:style-name="T60"/></text:p>
      <text:p text:style-name="P4"><text:span text:style-name="T70">Функцијата </text:span><text:span text:style-name="T58">generateHTML3() </text:span><text:span text:style-name="T70">прима влезен аргумент податоци за елементот кој сакаме да го додадеме во фаворити. Потоа се креира </text:span><text:span text:style-name="T58">div </text:span><text:span text:style-name="T70">елемент со слика и наслов од елементот кој сакаме да го додадеме и две копчиња: за преглед на рецептот („</text:span><text:span text:style-name="T58">View Recipe</text:span><text:span text:style-name="T70">“</text:span><text:span text:style-name="T58">) </text:span><text:span text:style-name="T70">и бришење на рецептот од фаворити </text:span><text:span text:style-name="T58">(</text:span><text:span text:style-name="T70">„</text:span><text:span text:style-name="T58">Remove</text:span><text:span text:style-name="T70">“). </text:span><text:span text:style-name="T71">Креираниот елемент се додава на веќепостоечкиот </text:span><text:span text:style-name="T61">HTML </text:span><text:span text:style-name="T71">за фаворити. На овој начин се додава секој елемент кој сакаме да биде зачуван во омилени.</text:span></text:p>
      <text:p text:style-name="P5"><text:span text:style-name="T70">Копчето за преглед на рецептот веќе претходно е објаснет.</text:span></text:p>
      <text:p text:style-name="P28"><text:span text:style-name="T35">Копчето „</text:span><text:span text:style-name="T61">Remove</text:span><text:span text:style-name="T35">“ има за цел бришење на рецептот од фаворити. </text:span><text:span text:style-name="T36">Тоа се постигнува со тоа што кога ќе се кликне на копчето „</text:span><text:span text:style-name="T61">Remove</text:span><text:span text:style-name="T36">“ се повикува функцијата „</text:span><text:span text:style-name="T61">Remove</text:span><text:span text:style-name="T36">()“ која како влезен аргумент го прима </text:span><text:span text:style-name="T62">id </text:span><text:span text:style-name="T36">бројот на елементот кој сакаме да го отстраниме од фаворити. Оваа функција најпрвин го пронаоѓа индексот на кој се наоѓа </text:span><text:span text:style-name="T62">id </text:span><text:span text:style-name="T36">бројот </text:span><text:span text:style-name="T37">(</text:span><text:span text:style-name="T36">кој </text:span><text:span text:style-name="T37">е влезен аргумент на оваа функција) во низата </text:span><text:span text:style-name="T63">arrayID</text:span><text:span text:style-name="T37"> се сместува во променливата</text:span><text:span text:style-name="T63"> index. <text:s/></text:span><text:span text:style-name="T37">Со помош на функцијата </text:span><text:span text:style-name="T63">splice </text:span><text:span text:style-name="T37">го бришеме </text:span><text:span text:style-name="T63">id </text:span><text:span text:style-name="T37">бројот од низата </text:span><text:span text:style-name="T63">arrayID </text:span><text:span text:style-name="T37">со помош на следната наредба: </text:span><text:span text:style-name="T101">arrayID</text:span><text:span text:style-name="T105">.</text:span><text:span text:style-name="T124">splice</text:span><text:span text:style-name="T105">(</text:span><text:span text:style-name="T125">index</text:span><text:span text:style-name="T105">,</text:span><text:span text:style-name="T126">1</text:span><text:span text:style-name="T105">). </text:span><text:span text:style-name="T106">Откако </text:span><text:span text:style-name="T108">id </text:span><text:span text:style-name="T114">бројот веќе е избришан, го пребришуваме претходно напишаниот код за погледот на фаворити и во еден </text:span><text:span text:style-name="T108">for </text:span><text:span text:style-name="T114">циклус за секој </text:span><text:span text:style-name="T108">id </text:span><text:span text:style-name="T114">број кој се наоѓа во низата arrayID се прави нов </text:span><text:span text:style-name="T108">API </text:span><text:span text:style-name="T114">Повик и се повикува функцијата </text:span><text:span text:style-name="T108">FetchAPIInfo() </text:span><text:span text:style-name="T114">со аргументки </text:span><text:span text:style-name="T108">api </text:span><text:span text:style-name="T114">и број </text:span><text:span text:style-name="T108">i=2. </text:span><text:span text:style-name="T114">Со ова ја постигнуваме целта корисникот да може да </text:span><text:span text:style-name="T115">ги</text:span><text:span text:style-name="T114"> отстрани елементи</text:span><text:span text:style-name="T115">те</text:span><text:span text:style-name="T114"> кои претходно ги додал во фаворити.</text:span></text:p>
      <text:p text:style-name="P28"><text:span text:style-name="T114"/></text:p>
      <text:p text:style-name="P29"><text:span text:style-name="T114">П</text:span><text:span text:style-name="T116">оради тоа што во последно време се поактуелна е вештачката интелигенција и </text:span><text:span text:style-name="T109">chatbot-</text:span><text:span text:style-name="T116">овите, затоа одлучив во апликацијата да додадам и дел во кој корисникот би можел да комуницира со </text:span><text:span text:style-name="T109">chatbot. </text:span></text:p>
      <text:p text:style-name="P6"><text:span text:style-name="T72">К</text:span><text:span text:style-name="T70">орисникот може да се навигира кон </text:span><text:span text:style-name="T58">chatbot-</text:span><text:span text:style-name="T70">от при селектирање на копчето „</text:span><text:span text:style-name="T58">Chatbot</text:span><text:span text:style-name="T70">“ од делот за навигација. Притоа се менуваат следните работи: позадинската слика која е веќепоставена се трга и за позадина се поставува црна боја. Погледот за брзо пребарување, погледот за прикажување на резултатите од пребарувањето, копчето за прикажување на повеќе резилтати, погледот за фаворити и погледот за детален преглед на рецептот се кријат, однодно им се додава својството </text:span><text:span text:style-name="T58">display = ‘none’, </text:span><text:span text:style-name="T70">а се прикажува делот за </text:span><text:span text:style-name="T58">chatbot-</text:span><text:span text:style-name="T70">от. </text:span></text:p>
      <text:p text:style-name="P7"><text:span text:style-name="T70">Овој поглед е составен од три дела:</text:span></text:p>
      <text:p text:style-name="P7"><text:span text:style-name="T70"><text:tab/>- Прв дел во кој се наоѓаат насловот, поднаслов (опис) и форма за пребарување </text:span><text:span text:style-name="T73">која има </text:span><text:span text:style-name="T64">input </text:span><text:span text:style-name="T73">поле во кое корисникот може да напише барање или прашање кое е поврзано со храна.</text:span></text:p>
      <text:p text:style-name="P7"><text:span text:style-name="T73"><text:tab/>- Втор дел кој всушност е </text:span><text:span text:style-name="T64">dropdown </text:span><text:span text:style-name="T73">копче кое при негово кликање се прикажуваат можни теми, прашања, барања кои можат да бидат поставени. Ова е направено со цел бидејќи </text:span><text:span text:style-name="T64">chatbot-</text:span><text:span text:style-name="T73">от не може да одговори на сек</text:span><text:span text:style-name="T74">а</text:span><text:span text:style-name="T73">ви прашања и да не дојде до забуна кај корисникот при негово креирање. </text:span><text:span text:style-name="T74">Можни прашања, односно барања, кои можат да бидат поставени на </text:span><text:span text:style-name="T65">chatbot-</text:span><text:span text:style-name="T74">от се:</text:span></text:p>
      <text:p text:style-name="P8"><text:span text:style-name="T70"><text:tab/>1. Побарајте рецепти како „пилешки рецепти“ или „шпагети со ракчиња“</text:span></text:p>
      <text:p text:style-name="P8"><text:soft-page-break/><text:span text:style-name="T70"><text:tab/>2. Побарајте содржина на хранливи материи како „витамин а во 2 моркови“ или „калории се 1 чаша путер“</text:span></text:p>
      <text:p text:style-name="P26"><text:span text:style-name="T33"><text:tab/></text:span><text:span text:style-name="T38">3. Претворете од една мерна единица во друга со помош на барањето: „2 чаши путер во грамови“</text:span></text:p>
      <text:p text:style-name="P26"><text:span text:style-name="T38"><text:tab/>4. Проверете ги подароците за храна <text:s/>велејќи „покажи ми некои подароци за храна“</text:span></text:p>
      <text:p text:style-name="P9"><text:tab/><text:span text:style-name="T127">5. Најдете замени за храна велејќи „што е замена за брашното“</text:span></text:p>
      <text:p text:style-name="P25"><text:span text:style-name="T29"><text:tab/>6. Дали сте жедни? Побарајте парови на вино како „кое вино оди добро со шпагети карбонара“</text:span></text:p>
      <text:p text:style-name="P25"><text:span text:style-name="T29"><text:tab/>7. Ако сакате повеќе резултати, само кажете „повеќе“</text:span></text:p>
      <text:p text:style-name="P14"><text:tab/><text:span text:style-name="T127">8. </text:span>За повеќе слични резултати кажете „повеќе како првото/второто/трето...“</text:p>
      <text:p text:style-name="P14"><text:tab/></text:p>
      <text:p text:style-name="P14"><text:tab/>-<text:span text:style-name="T127">Трет дел во кој се прикажуваат резултатите кои ги генерире </text:span><text:span text:style-name="T5">chatbot-</text:span><text:span text:style-name="T127">от. </text:span></text:p>
      <text:p text:style-name="P18"/>
      <text:p text:style-name="P23"><text:span text:style-name="T29">Кога </text:span><text:span text:style-name="T30">корисникот ќе го постави прашањето, односно барањето, се повикува функцијата </text:span><text:span text:style-name="T55">fetchAPIChat(). <text:s/></text:span><text:span text:style-name="T30">Оваа функција е асинхрона функција која прави повик до следното </text:span><text:span text:style-name="T55">api:</text:span><text:span text:style-name="T75"> </text:span><text:a xlink:type="simple" xlink:href="https://api.spoonacular.com/food/converse?text" text:style-name="Internet_20_link" text:visited-style-name="Visited_20_Internet_20_Link">https://api.spoonacular.com/food/converse?text</text:a><text:a xlink:type="simple" xlink:href="https://api.spoonacular.com/food/converse?text=vitamin" text:style-name="Internet_20_link" text:visited-style-name="Visited_20_Internet_20_Link">= </text:a><text:a xlink:type="simple" xlink:href="https://api.spoonacular.com/food/converse?text=vitamin" text:style-name="Internet_20_link" text:visited-style-name="Visited_20_Internet_20_Link"><text:span text:style-name="T79">v</text:span></text:a><text:a xlink:type="simple" xlink:href="https://api.spoonacular.com/food/converse?text=vitamin" text:style-name="Internet_20_link" text:visited-style-name="Visited_20_Internet_20_Link"><text:span text:style-name="T75">itamin</text:span></text:a><text:span text:style-name="T75"> </text:span><text:span text:style-name="T79">+</text:span><text:span text:style-name="T75">a </text:span><text:span text:style-name="T79">+</text:span><text:span text:style-name="T75">in </text:span><text:span text:style-name="T79">+</text:span><text:span text:style-name="T75">2 </text:span><text:span text:style-name="T79">+</text:span><text:span text:style-name="T75">carrots </text:span><text:span text:style-name="T85">Отка</text:span><text:span text:style-name="T86">ко ќе го добиеме резултатот од </text:span><text:span text:style-name="T78">api- </text:span><text:span text:style-name="T86">то се повикува функцијата </text:span><text:span text:style-name="T117">generateChatBotHTML() која како влезен елемент ги прима податоците кои се генерирани при повикот од </text:span><text:span text:style-name="T110">api-</text:span><text:span text:style-name="T117">то</text:span></text:p>
      <text:p text:style-name="Standard"><text:span text:style-name="T85">Функцијата <text:s/></text:span><text:span text:style-name="T117">generateChatBotHTML() има за цел прикажување на добиените резултати со помош на </text:span><text:span text:style-name="T110">HTML. <text:s/></text:span><text:span text:style-name="T118">Податоците се прикажуваат во третиот дел од </text:span><text:span text:style-name="T111">chatbot </text:span><text:span text:style-name="T118">погледот кој го спомнавме претходно. Резултатот кој ќе ни го врато <text:s/></text:span><text:span text:style-name="T111">chatbot-</text:span><text:span text:style-name="T118">от може да биде само текст (кога корисникот има му поставува некое прашање) или може да биде текст и производи (елементи) (доколку корисникот бара да му се прикаже / излиста нешто). </text:span><text:span text:style-name="T119">За таа цел</text:span><text:span text:style-name="T118"> овде користиме </text:span><text:span text:style-name="T119">една</text:span><text:span text:style-name="T118"> променлив</text:span><text:span text:style-name="T119">а</text:span><text:span text:style-name="T118"> за зачувување на </text:span><text:span text:style-name="T119">производите (елементите) кои се вратени во резултатот</text:span><text:span text:style-name="T118">. </text:span><text:span text:style-name="T10">Таа променлива е променливата ‘</text:span><text:span text:style-name="T8">chatMedia</text:span><text:span text:style-name="T102">’ </text:span><text:span text:style-name="T8">која</text:span><text:span text:style-name="T104"> </text:span><text:span text:style-name="T8">ка</text:span><text:span text:style-name="T10">ко што кажав </text:span><text:span text:style-name="T8">ја</text:span><text:span text:style-name="T87"> користиме за сместување на елементите кои се вратени како резултат. Бидејќи секогаш во вратениот резултат имаме текст најпрво го сместуваме текстот во делот за прикажување на тестот </text:span><text:span text:style-name="T8">chatResult1. </text:span><text:span text:style-name="T10">Тоа го правиме со следната наредба : </text:span><text:span text:style-name="T103">chatResult1</text:span><text:span text:style-name="T105">.</text:span><text:span text:style-name="T128">innerHTML</text:span><text:span text:style-name="T105">= data.answerText </text:span></text:p>
      <text:p text:style-name="P31"><text:span text:style-name="T107">Потоа за да ги прикажеме елементите (доколку ги има секако) проверуваме дали делот </text:span><text:span text:style-name="T113">media </text:span><text:span text:style-name="T121">од добиениот резултет (таму се сместени елементите кои ги враќа </text:span><text:span text:style-name="T91">chatbot</text:span><text:span text:style-name="T92">-от) има должина поголема од 0. Доколку да, тоа значи </text:span><text:span text:style-name="T93">д</text:span><text:span text:style-name="T92">ека </text:span><text:span text:style-name="T93">имаме елементи кои треба да ги прикажеме, па за таа цел ја користиме .</text:span><text:span text:style-name="T95">map </text:span><text:span text:style-name="T93">функцијата и за секој резултат креираме </text:span><text:span text:style-name="T95">div </text:span><text:span text:style-name="T93">елемент со слика, наслов и копче. Овде копчето е всушност линк кој води до друга страна на која се наоѓа тој елемент / произввод и таму се прикажани детални информации за истиот. </text:span><text:span text:style-name="T94">Секој креиран </text:span><text:span text:style-name="T96">div </text:span><text:span text:style-name="T94">го сместуваме во променливата </text:span><text:span text:style-name="T97">chatMedia, а потоа нејзината содржина ја презаписуваме на делот каде треба да бидат сместени елементите. </text:span></text:p>
      <text:p text:style-name="P32"><text:span text:style-name="T98">Елементите во секој поглед (овде, погледот за фаворити, погледот за прикажување на резултати од пребарување) се прикажани во грид систем </text:span><text:span text:style-name="T99">со тоа што секој елемент има фиксна широчина од 360</text:span><text:span text:style-name="T100">px, </text:span><text:span text:style-name="T99">а бројот на елементи во ред зависи од тоа колку место има во редот. </text:span></text:p>
      <text:p text:style-name="Standard"><text:span text:style-name="T10"/></text:p>
      <text:p text:style-name="P34"><text:span text:style-name="T87">З</text:span><text:span text:style-name="T88">а крај остана уште функциите кои се користени за </text:span><text:span text:style-name="T80">dropdown </text:span><text:span text:style-name="T88">копчињата. Тоа се функциите </text:span><text:span text:style-name="T122">myFunction </text:span><text:span text:style-name="T123">и myFunction2 </text:span><text:span text:style-name="T120">кои наизменично ја додаваат односно отстрануваат класата ‘</text:span><text:span text:style-name="T112">show</text:span><text:span text:style-name="T120">’ на елементот кој е <text:s/></text:span><text:span text:style-name="T112">dropdown </text:span><text:span text:style-name="T120">копче. Доколку корисникот кликне на друго место освен на <text:s/></text:span><text:span text:style-name="T112">dropdown </text:span><text:span text:style-name="T120">копчето и доколку тоа е отворени (ја има класата ‘</text:span><text:span text:style-name="T112">show</text:span><text:span text:style-name="T120">’) тогаш ја тргаме класата ‘</text:span><text:span text:style-name="T112">show</text:span><text:span text:style-name="T120">’, однодно го затвораме копчето. </text:span></text:p>
      <text:p text:style-name="P34"><text:span text:style-name="T123"/></text:p>
      <text:p text:style-name="P33"><text:span text:style-name="T8"/></text:p>
      <text:p text:style-name="Standard"><text:soft-page-break/><text:span text:style-name="T87"/></text:p>
      <text:p text:style-name="P30"><text:span text:style-name="T11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, sans-serif"/>
    <style:font-face style:name="Google Sans" svg:font-family="'Google Sans', arial, sans-serif"/>
    <style:font-face style:name="JetBrains Mono2" svg:font-family="'JetBrains Mono', monospace"/>
    <style:font-face style:name="Verdana" svg:font-family="Verdana, Helvetica, sans-serif"/>
    <style:font-face style:name="inherit" svg:font-family="inherit"/>
    <style:font-face style:name="monospace" svg:font-family="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nux Biolinum G" svg:font-family="'Linux Biolinum G'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JetBrains Mono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mk" fo:country="MK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mk" fo:country="MK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3T12:31:06.874000000</meta:creation-date>
    <dc:date>2023-09-14T11:15:14.983000000</dc:date>
    <meta:editing-duration>PT39M2S</meta:editing-duration>
    <meta:editing-cycles>3</meta:editing-cycles>
    <meta:generator>LibreOffice/7.0.2.2$Windows_X86_64 LibreOffice_project/8349ace3c3162073abd90d81fd06dcfb6b36b994</meta:generator>
    <meta:document-statistic meta:table-count="0" meta:image-count="0" meta:object-count="0" meta:page-count="5" meta:paragraph-count="51" meta:word-count="2043" meta:character-count="13021" meta:non-whitespace-character-count="10960"/>
  </office:meta>
</office:document-meta>
</file>